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3</text:p>
      <text:p text:style-name="P5">Tytuł: Usuwanie pliku - image.</text:p>
      <text:p text:style-name="P5">Warunki początkowe:</text:p>
      <text:list xml:id="list28340350" text:style-name="WWNum2">
        <text:list-item>
          <text:p text:style-name="P7">Otwarta strona główna serwisu</text:p>
        </text:list-item>
        <text:list-item>
          <text:p text:style-name="P7">W serwisie istnieje plik o nazwie Test001.jpg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Moje obrazy"</text:p>
          </table:table-cell>
          <table:table-cell table:style-name="Tabela1.B1" office:value-type="string">
            <text:p text:style-name="P2">Otwiera się strona z listą obrazów w serwisie, na której znajduje się plik o nazwie "Test001.jpg"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Kliknąć przycisk "Usuń"</text:p>
          </table:table-cell>
          <table:table-cell table:style-name="Tabela1.B3" office:value-type="string">
            <text:p text:style-name="P2">Pojawia się komunikat "Success! File deleted!", a z listy obrazów w serwisie znika plik "Test001.jpg"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20</meta:editing-cycles>
    <meta:creation-date>2014-04-02T09:45:00</meta:creation-date>
    <dc:date>2017-06-12T08:14:07.12</dc:date>
    <meta:editing-duration>PT12M49S</meta:editing-duration>
    <meta:generator>OpenOffice.org/3.3$Win32 OpenOffice.org_project/330m20$Build-9567</meta:generator>
    <meta:document-statistic meta:table-count="1" meta:image-count="0" meta:object-count="0" meta:page-count="1" meta:paragraph-count="14" meta:word-count="69" meta:character-count="4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